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2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3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4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normal" fo:text-transform="none" style:font-name="sans-serif" fo:font-size="10.5500001907349pt" fo:letter-spacing="normal" fo:font-style="normal" fo:font-weight="normal" style:font-weight-asian="normal" style:font-weight-complex="normal"/>
    </style:style>
    <style:style style:name="P6" style:family="paragraph" style:parent-style-name="Standard"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8" style:family="paragraph" style:parent-style-name="Standard" style:list-style-name="L1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9" style:family="paragraph" style:parent-style-name="Standard" style:list-style-name="L5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10" style:family="paragraph" style:parent-style-name="Standard" style:list-style-name="L7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11" style:family="paragraph" style:parent-style-name="Standard" style:list-style-name="L8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12" style:family="paragraph" style:parent-style-name="Standard" style:list-style-name="L9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13" style:family="paragraph" style:parent-style-name="Standard" style:list-style-name="L6">
      <style:paragraph-properties fo:text-align="center" style:justify-single-word="false"/>
      <style:text-properties fo:font-variant="normal" fo:text-transform="none" style:font-name="sans-serif" fo:font-size="10.5500001907349pt" fo:letter-spacing="normal" fo:font-style="norm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1.</text:span><text:span text:style-name="T1"> </text:span><text:span text:style-name="T2">Selezionare tutti gli studenti nati nel 1990</text:span><text:span text:style-name="T1"> </text:span><text:span text:style-name="T2">(160)</text:span></text:p>
      <text:p text:style-name="Standard"/>
      <text:p text:style-name="Standard">SELECT COUNT(*) AS `numero_studenti`</text:p>
      <text:p text:style-name="Standard">FROM `students`</text:p>
      <text:p text:style-name="Standard">WHERE `date_of_birth` LIKE '1990%';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1"><text:span text:style-name="T2">3. Selezionare tutti gli studenti che hanno più di 30 anni</text:span></text:p>
      <text:p text:style-name="P1"><text:span text:style-name="T2"/></text:p>
      <text:p text:style-name="Standard"><text:span text:style-name="T3">SELECT COUNT(*) AS `numero_studenti`</text:span></text:p>
      <text:p text:style-name="Standard"><text:span text:style-name="T3">FROM `students`</text:span></text:p>
      <text:p text:style-name="Standard"><text:span text:style-name="T3">WHERE YEAR(`date_of_birth`) &lt; '1993';</text:span></text:p>
      <text:p text:style-name="Standard"><text:span text:style-name="T3"/></text:p>
      <text:p text:style-name="Standard"><text:span text:style-name="T3"/></text:p>
      <text:p text:style-name="P1"><text:span text:style-name="T2"/></text:p>
      <text:p text:style-name="P1"><text:span text:style-name="T2">2. Selezionare tutti i corsi che valgono più di 10 crediti </text:span></text:p>
      <text:p text:style-name="Standard"><text:span text:style-name="T3"/></text:p>
      <text:p text:style-name="Standard"><text:span text:style-name="T3">SELECT COUNT(*) `numero_corsi_up_10_crediti`</text:span></text:p>
      <text:p text:style-name="Standard"><text:span text:style-name="T3">FROM `courses`</text:span></text:p>
      <text:p text:style-name="Standard"><text:span text:style-name="T3">WHERE `cfu` &gt; 10;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6586545061422295559" text:style-name="L4">
        <text:list-item>
          <text:list>
            <text:list-item>
              <text:p text:style-name="P4"><text:span text:style-name="T2">Selezionare tutti i corsi del primo semestre del primo anno di un qualsiasi corso di<text:line-break/>laurea</text:span></text:p>
              <text:p text:style-name="P4"><text:span text:style-name="T2"/></text:p>
            </text:list-item>
          </text:list>
        </text:list-item>
      </text:list>
      <text:p text:style-name="Standard"><text:span text:style-name="T3">SELECT COUNT(*) AS `numero_corsi`</text:span></text:p>
      <text:p text:style-name="Standard"><text:span text:style-name="T3">FROM `courses`</text:span></text:p>
      <text:p text:style-name="Standard"><text:span text:style-name="T3">WHERE `year` = 1</text:span></text:p>
      <text:p text:style-name="Standard"><text:span text:style-name="T3">AND `period` = 'I semestre'</text:span></text:p>
      <text:p text:style-name="Standard"><text:span text:style-name="T3">ORDER BY `name`;</text:span></text:p>
      <text:p text:style-name="Standard"><text:span text:style-name="T3"/></text:p>
      <text:p text:style-name="Standard"><text:span text:style-name="T3"/></text:p>
      <text:p text:style-name="P1"><text:span text:style-name="T2"/></text:p>
      <text:list xml:id="list7120605693119966358" text:style-name="L3">
        <text:list-item>
          <text:list>
            <text:list-item>
              <text:p text:style-name="P3"><text:span text:style-name="T2">Selezionare tutti gli appelli d'esame che avvengono nel pomeriggio (dopo le 14) del<text:line-break/>20/06/2020</text:span></text:p>
              <text:p text:style-name="P3"><text:span text:style-name="T2"/></text:p>
            </text:list-item>
          </text:list>
        </text:list-item>
      </text:list>
      <text:p text:style-name="Standard"><text:span text:style-name="T3">SELECT COUNT(*) AS `numero_appelli`</text:span></text:p>
      <text:p text:style-name="Standard"><text:span text:style-name="T3">FROM `exams`</text:span></text:p>
      <text:p text:style-name="Standard"><text:span text:style-name="T3">WHERE `date` = '2020-06-20'</text:span></text:p>
      <text:p text:style-name="Standard"><text:span text:style-name="T3">AND `hour` &gt; '14:00:00'</text:span></text:p>
      <text:p text:style-name="Standard"><text:span text:style-name="T3">ORDER BY `hour`;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list xml:id="list622746841283931956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"><text:span text:style-name="T2">Selezionare tutti i corsi di laurea magistrale</text:span></text:p>
                                  <text:p text:style-name="P2"><text:span text:style-name="T2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3">SELECT COUNT(*) AS `numero_corsi_laurea_magistrale`</text:span></text:p>
      <text:p text:style-name="Standard"><text:span text:style-name="T3">FROM `degrees`</text:span></text:p>
      <text:p text:style-name="Standard"><text:span text:style-name="T3">WHERE `level` = 'magistrale';</text:span></text:p>
      <text:p text:style-name="Standard"><text:soft-page-break/><text:span text:style-name="T3"/></text:p>
      <text:p text:style-name="Standard"><text:span text:style-name="T3"/></text:p>
      <text:list xml:id="list7215162272235070552" text:style-name="L1">
        <text:list-header>
          <text:p text:style-name="P8"/>
        </text:list-header>
        <text:list-item>
          <text:p text:style-name="P8">Da quanti dipartimenti è composta l'università?</text:p>
        </text:list-item>
      </text:list>
      <text:p text:style-name="P6"/>
      <text:p text:style-name="P5">SELECT COUNT(*) AS `numero_departimenti`</text:p>
      <text:p text:style-name="P5">FROM `departments`</text:p>
      <text:p text:style-name="P5"/>
      <text:p text:style-name="P5"/>
      <text:p text:style-name="P5"/>
      <text:list xml:id="list4243150068065561385" text:style-name="L5">
        <text:list-item>
          <text:p text:style-name="P9">Quanti sono gli insegnanti che non hanno un numero di telefono?</text:p>
        </text:list-item>
      </text:list>
      <text:p text:style-name="P5"><text:line-break/>SELECT COUNT(*) AS `totale_isegnagnti_senza_telefono`</text:p>
      <text:p text:style-name="P5">FROM `teachers`</text:p>
      <text:p text:style-name="P5">WHERE `phone` IS NULL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BONUS</text:p>
      <text:p text:style-name="P5"/>
      <text:p text:style-name="P5"/>
      <text:list xml:id="list9164334311566507925" text:style-name="L6">
        <text:list-item>
          <text:p text:style-name="P13">Contare quanti iscritti ci sono stati ogni anno</text:p>
        </text:list-item>
      </text:list>
      <text:p text:style-name="P5"/>
      <text:p text:style-name="P5">SELECT COUNT(*) AS <text:s/>`numero_studenti`, YEAR(`enrolment_date`) AS `anno_di_iscrizione`</text:p>
      <text:p text:style-name="P5">FROM `students` </text:p>
      <text:p text:style-name="P5">GROUP BY `anno_di_iscrizione`;</text:p>
      <text:p text:style-name="P5"/>
      <text:p text:style-name="P5"/>
      <text:p text:style-name="P5"/>
      <text:list xml:id="list6197218191267768645" text:style-name="L7">
        <text:list-item>
          <text:p text:style-name="P10">Contare gli insegnanti che hanno l'ufficio nello stesso edificio</text:p>
        </text:list-item>
      </text:list>
      <text:p text:style-name="P5"/>
      <text:p text:style-name="P5">SELECT COUNT(*) AS `numero_insegnanti`, `office_address` AS `luogo_ufficio`</text:p>
      <text:p text:style-name="P5">FROM `teachers`</text:p>
      <text:p text:style-name="P5">GROUP BY `luogo_ufficio`;</text:p>
      <text:p text:style-name="P5"/>
      <text:p text:style-name="P5"/>
      <text:p text:style-name="P5"/>
      <text:list xml:id="list5629378331412599725" text:style-name="L8">
        <text:list-item>
          <text:p text:style-name="P11">Calcolare la media dei voti di ogni appello d'esame</text:p>
        </text:list-item>
      </text:list>
      <text:p text:style-name="P5"/>
      <text:p text:style-name="P5">SELECT `exam_id`, AVG(`vote`) AS 'average_vote'</text:p>
      <text:p text:style-name="P5">FROM `exam_student`</text:p>
      <text:p text:style-name="P5">GROUP BY (`exam_id`);</text:p>
      <text:p text:style-name="P5"/>
      <text:p text:style-name="P5"/>
      <text:p text:style-name="P5"/>
      <text:list xml:id="list778785930322623547" text:style-name="L9">
        <text:list-item>
          <text:p text:style-name="P12">Contare quanti corsi di laurea ci sono per ogni dipartimento</text:p>
        </text:list-item>
      </text:list>
      <text:p text:style-name="P5">SELECT `department_id`, COUNT(`id`) AS 'degree_id'</text:p>
      <text:p text:style-name="P5">FROM `degrees`</text:p>
      <text:p text:style-name="P5">GROUP BY `department_id`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13T13:24:09</meta:creation-date>
    <dc:date>2023-11-13T14:22:08</dc:date>
    <meta:editing-duration>PT12M19S</meta:editing-duration>
    <meta:editing-cycles>1</meta:editing-cycles>
    <meta:generator>OpenOffice/4.1.14$Unix OpenOffice.org_project/4114m1$Build-9811</meta:generator>
    <meta:document-statistic meta:table-count="0" meta:image-count="0" meta:object-count="0" meta:page-count="2" meta:paragraph-count="52" meta:word-count="265" meta:character-count="1891"/>
  </office:meta>
</office:document-meta>
</file>